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8942" officeooo:paragraph-rsid="00008942"/>
    </style:style>
    <style:style style:name="T1" style:family="text">
      <style:text-properties officeooo:rsid="000262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1">?- consult('project.pl').</text:p>
      <text:p text:style-name="P1">true.</text:p>
      <text:p text:style-name="P1"/>
      <text:p text:style-name="P1">?- go.</text:p>
      <text:p text:style-name="P1"/>
      <text:p text:style-name="P1">Does the food have the following attribute: taste_spicy?: y.</text:p>
      <text:p text:style-name="P1"/>
      <text:p text:style-name="P1">Does the food have the following attribute: contain_carbohydrate? |: n.</text:p>
      <text:p text:style-name="P1"/>
      <text:p text:style-name="P1">Does the food have the following attribute: dry_texture? |: n.</text:p>
      <text:p text:style-name="P1"/>
      <text:p text:style-name="P1">Does the food have the following attribute: use_rice? |: y.</text:p>
      <text:p text:style-name="P1"/>
      <text:p text:style-name="P1">Does the food have the following attribute: stringlike_shape? |: n.</text:p>
      <text:p text:style-name="P1"/>
      <text:p text:style-name="P1">Does the food have the following attribute: heavy_portion? |: y.</text:p>
      <text:p text:style-name="P1"/>
      <text:p text:style-name="P1">Does the food have the following attribute: no_soup? |: y.</text:p>
      <text:p text:style-name="P1"/>
      <text:p text:style-name="P1">Does the food have the following attribute: china_origin? |: y.</text:p>
      <text:p text:style-name="P1"/>
      <text:p text:style-name="P1">I guess that food is dandan_noodle</text:p>
      <text:p text:style-name="P1">true.</text:p>
      <text:p text:style-name="P1"/>
      <text:p text:style-name="P1">?- go.</text:p>
      <text:p text:style-name="P1">Does the food have the following attribute: taste_spicy? n.</text:p>
      <text:p text:style-name="P1"/>
      <text:p text:style-name="P1">Does the food have the following attribute: use_rice? |: n.</text:p>
      <text:p text:style-name="P1"/>
      <text:p text:style-name="P1">Does the food have the following attribute: has_meat? |: y.</text:p>
      <text:p text:style-name="P1"/>
      <text:p text:style-name="P1">Does the food have the following attribute: use_wrap? |: y.</text:p>
      <text:p text:style-name="P1"/>
      <text:p text:style-name="P1">Does the food have the following attribute: contain_meat? |: y.</text:p>
      <text:p text:style-name="P1"/>
      <text:p text:style-name="P1">I guess that food is kabab</text:p>
      <text:p text:style-name="P1">tru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?- go.</text:p>
      <text:p text:style-name="P1">Does the food have the following attribute: taste_spicy? n.</text:p>
      <text:p text:style-name="P1"/>
      <text:p text:style-name="P1">Does the food have the following attribute: use_rice? |: y.</text:p>
      <text:p text:style-name="P1"/>
      <text:p text:style-name="P1">Does the food have the following attribute: contain_carbohydrate? |: y.</text:p>
      <text:p text:style-name="P1"/>
      <text:p text:style-name="P1">Does the food have the following attribute: has_various type_<text:span text:style-name="T1">veggies</text:span>? |: y.</text:p>
      <text:p text:style-name="P1"/>
      <text:p text:style-name="P1">Does the food have the following attribute: must_fried? |: y.</text:p>
      <text:p text:style-name="P1"/>
      <text:p text:style-name="P1">I guess that food is fried_rice</text:p>
      <text:p text:style-name="P1">true.</text:p>
      <text:p text:style-name="P1"/>
      <text:p text:style-name="P1">?- go.</text:p>
      <text:p text:style-name="P1">Does the food have the following attribute: taste_spicy? y.</text:p>
      <text:p text:style-name="P1"/>
      <text:p text:style-name="P1">Does the food have the following attribute: contain_carbohydrate? |: n.</text:p>
      <text:p text:style-name="P1"/>
      <text:p text:style-name="P1">Does the food have the following attribute: dry_texture? |: y.</text:p>
      <text:p text:style-name="P1"/>
      <text:p text:style-name="P1">Does the food have the following attribute: heavy_portion? |: y.</text:p>
      <text:p text:style-name="P1"/>
      <text:p text:style-name="P1">Does the food have the following attribute: need_to_be_cooked? |: n.</text:p>
      <text:p text:style-name="P1"/>
      <text:p text:style-name="P1">Does the food have the following attribute: use_rice? |: y.</text:p>
      <text:p text:style-name="P1"/>
      <text:p text:style-name="P1">Does the food have the following attribute: stringlike_shape? |: y.</text:p>
      <text:p text:style-name="P1"/>
      <text:p text:style-name="P1">Does the food have the following attribute: no_soup? |: y.</text:p>
      <text:p text:style-name="P1"/>
      <text:p text:style-name="P1">Does the food have the following attribute: china_origin? |: n.</text:p>
      <text:p text:style-name="P1"/>
      <text:p text:style-name="P1">Does the food have the following attribute: has_meat? |: y.</text:p>
      <text:p text:style-name="P1"/>
      <text:p text:style-name="P1">Does the food have the following attribute: use_wrap? |: n.</text:p>
      <text:p text:style-name="P1"/>
      <text:p text:style-name="P1">Does the food have the following attribute: contain_meat? |: y.</text:p>
      <text:p text:style-name="P1"/>
      <text:p text:style-name="P1">Does the food have the following attribute: has_rice? |: y.</text:p>
      <text:p text:style-name="P1"/>
      <text:p text:style-name="P1">I guess that food is biryani</text:p>
      <text:p text:style-name="P1">true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?- go.</text:p>
      <text:p text:style-name="P1">Does the food have the following attribute: taste_spicy? n.</text:p>
      <text:p text:style-name="P1"/>
      <text:p text:style-name="P1">Does the food have the following attribute: use_rice? |: n.</text:p>
      <text:p text:style-name="P1"/>
      <text:p text:style-name="P1">Does the food have the following attribute: has_meat? |: n.</text:p>
      <text:p text:style-name="P1"/>
      <text:p text:style-name="P1">Does the food have the following attribute: use_spice? |: n.</text:p>
      <text:p text:style-name="P1"/>
      <text:p text:style-name="P1">Does the food have the following attribute: sweet_n_savoury? |: y.</text:p>
      <text:p text:style-name="P1"/>
      <text:p text:style-name="P1">Does the food have the following attribute: pastry? |: y.</text:p>
      <text:p text:style-name="P1"/>
      <text:p text:style-name="P1">Does the food have the following attribute: french_origin? |: y.</text:p>
      <text:p text:style-name="P1"/>
      <text:p text:style-name="P1">I guess that food is buttery_croissant</text:p>
      <text:p text:style-name="P1">tru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09:34:51.423162660</meta:creation-date>
    <dc:date>2022-03-30T09:37:36.894166697</dc:date>
    <meta:editing-duration>PT2M45S</meta:editing-duration>
    <meta:editing-cycles>2</meta:editing-cycles>
    <meta:generator>LibreOffice/7.1.8.1$Linux_X86_64 LibreOffice_project/10$Build-1</meta:generator>
    <meta:document-statistic meta:table-count="0" meta:image-count="0" meta:object-count="0" meta:page-count="3" meta:paragraph-count="56" meta:word-count="425" meta:character-count="2612" meta:non-whitespace-character-count="2243"/>
  </office:meta>
</office:document-meta>
</file>